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ionMockTest.testConstructionMockMustNotTargetAbstra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ionMockTest.testConstructionMockCanCoexistWithMockInDiffe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structionMockTest.testConstructionMock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mmy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ionMockTest.testConstructionMockPrep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.Dumm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ionMockTest.testConstructionMock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ionMockTest.testConstructionMocksMustNotUseCustom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ionMockTest.testConstructionMock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ionMockTest.testConstructionMockMustBeExclusiveInScopeWithin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ionMockTest.testConstructionMockDefaultAnswer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ionMockTest.testConstructionMock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ionMockTest.testConstructionMockDefaultAnswerMultipleMoreThan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ionMockTest.testConstructionMockDoesNotAffectDiffe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